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.25pt"/>
    </style:style>
    <style:style style:name="P2" style:family="paragraph" style:parent-style-name="Standard">
      <style:text-properties style:font-name="serif" fo:font-size="11.25pt"/>
    </style:style>
    <style:style style:name="P3" style:family="paragraph" style:parent-style-name="List_20_Contents">
      <style:paragraph-properties fo:margin-left="0cm" fo:margin-right="1cm" fo:margin-top="0cm" fo:margin-bottom="0.499cm" fo:text-indent="0cm" style:auto-text-indent="false"/>
    </style:style>
    <style:style style:name="T1" style:family="text">
      <style:text-properties style:font-name="serif" fo:font-size="11.25pt"/>
    </style:style>
    <style:style style:name="T2" style:family="text">
      <style:text-properties style:font-name="serif" fo:font-size="11.25pt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Data Mining</text:span>: <text:span text:style-name="T1">Data mining is the application of specific algorithms for extracting patterns from data.</text:span></text:p>
      <text:p text:style-name="P1"><text:tab/>Source: From Data Mining to Knowledge Discovery in Databases.pdf</text:p>
      <text:p text:style-name="Standard"><text:span text:style-name="T2">Knolwedge Discovery:</text:span><text:span text:style-name="T1"> Knowledge Discovery in Databases (KDD) refers to the overall process of discovering useful knowledge from data, and data mining refers to a particular step</text:span></text:p>
      <text:p text:style-name="P1">in this process.</text:p>
      <text:p text:style-name="P1"><text:tab/>Source: From Data Mining to Knowledge Discovery in Databases.pdf</text:p>
      <text:p text:style-name="P1"/>
      <text:p text:style-name="Standard"><text:span text:style-name="T2">Ontology</text:span><text:span text:style-name="T1">: A</text:span>n <text:span text:style-name="T4">ontology</text:span> is a formal explicit description of concepts in a domain of discourse (<text:span text:style-name="T4">classes </text:span>(sometimes called <text:span text:style-name="T4">concepts</text:span>)), properties of each concept describing various features and attributes of the concept (<text:span text:style-name="T4">slots </text:span>(sometimes called <text:span text:style-name="T4">roles </text:span>or <text:span text:style-name="T4">properties</text:span>)), and restrictions on slots (<text:span text:style-name="T4">facets </text:span>(sometimes called <text:span text:style-name="T4">role restrictions</text:span>)). An ontology together with a set of individual <text:span text:style-name="T4">instances</text:span> of classes constitutes a <text:span text:style-name="T4">knowledge base</text:span>. In reality, there is a fine line where the ontology ends and the knowledge base begins. </text:p>
      <text:p text:style-name="Standard"><text:span text:style-name="T1"><text:tab/></text:span><text:span text:style-name="T5">Source:</text:span><text:span text:style-name="T1"> </text:span><text:span text:style-name="T5">http://protege.stanford.edu/publications/ontology_development/ontology101-noy-mcguinness.html</text:span></text:p>
      <text:p text:style-name="Standard"/>
      <text:p text:style-name="Standard"><text:span text:style-name="T3">SOA:</text:span> Service-Oriented Architecture (SOA) is an architectural style that supports service-orientation. Service-orientation is a way of thinking in terms of services and service-based development and the outcomes of services.</text:p>
      <text:p text:style-name="Standard">A service:</text:p>
      <text:p text:style-name="Standard"><text:tab/>- Is a logical representation of a repeatable business activity that has a specified outcome <text:tab/>(e.g., <text:tab/>check customer credit, provide weather data, consolidate drilling reports) </text:p>
      <text:p text:style-name="Standard"><text:tab/>- Is self-contained </text:p>
      <text:p text:style-name="Standard"><text:tab/>- May be composed of other services </text:p>
      <text:p text:style-name="P3"><text:tab/>- Is a "black box" to consumers of the servic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M43S</meta:editing-duration>
    <meta:editing-cycles>13</meta:editing-cycles>
    <meta:generator>OpenOffice/4.1.1$Win32 OpenOffice.org_project/411m6$Build-9775</meta:generator>
    <dc:date>2015-11-10T11:33:20.24</dc:date>
    <dc:creator>David Goeth</dc:creator>
    <meta:document-statistic meta:table-count="0" meta:image-count="0" meta:object-count="0" meta:page-count="1" meta:paragraph-count="13" meta:word-count="217" meta:character-count="1564"/>
    <meta:user-defined meta:name="Info 1"/>
    <meta:user-defined meta:name="Info 2"/>
    <meta:user-defined meta:name="Info 3"/>
    <meta:user-defined meta:name="Info 4"/>
  </office:meta>
</office:document-meta>
</file>